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0.916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374cm" fo:min-width="5.124cm" fo:padding-top="0.142cm" fo:padding-bottom="0.142cm" fo:padding-left="0.267cm" fo:padding-right="0.26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25cm" fo:min-width="6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252cm" fo:min-width="3.002cm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5.75cm" fo:min-width="3.5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2.5cm"/>
    </style:style>
    <style:style style:name="gr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778cm" fo:min-width="0.528cm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0.499cm" fo:min-width="0.62cm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36cm" fo:min-width="0.456cm" fo:padding-top="0.178cm" fo:padding-bottom="0.178cm" fo:padding-left="0.303cm" fo:padding-right="0.3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0.416cm"/>
    </style:style>
    <style:style style:name="gr14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1cm" fo:min-width="1.096cm"/>
    </style:style>
    <style:style style:name="gr16" style:family="graphic" style:parent-style-name="standard">
      <style:graphic-properties draw:textarea-vertical-align="middle" draw:auto-grow-height="false" fo:min-height="1.25cm" fo:min-width="1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6cm" fo:min-width="3.7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52cm" fo:min-width="3.00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46cm" fo:min-width="2.29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86cm" fo:min-width="0.75cm"/>
    </style:style>
    <style:style style:name="gr2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057cm" fo:min-width="0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draw:auto-grow-height="false" fo:min-height="0.057cm" fo:min-width="2.448cm" fo:padding-top="0.151cm" fo:padding-bottom="0.151cm" fo:padding-left="0.276cm" fo:padding-right="0.276cm" draw:shadow="hidden" draw:shadow-offset-x="0.2cm" draw:shadow-offset-y="0.2cm" draw:shadow-color="#808080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416cm" svg:height="1.5cm" svg:x="19.084cm" svg:y="6.0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16cm" svg:height="1.5cm" svg:x="19.08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16cm" svg:height="1.5cm" svg:x="19.08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8cm" svg:x="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5cm" svg:height="9.5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svg:x="9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6cm" svg:x="9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cm" svg:height="4cm" svg:x="8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cm" svg:height="1.5cm" svg:x="8.74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cm" svg:height="3cm" svg:x="6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cm" svg:height="1.337cm" draw:transform="rotate (-1.5707963267949) translate (9.337cm 6.4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1.5cm" svg:height="1.542cm" svg:x="17.58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cm" svg:height="2.5cm" svg:x="16.916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cm" svg:height="2.5cm" svg:x="16.916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cm" svg:height="1.542cm" svg:x="17.58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1cm" svg:x="5.5cm" svg:y="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596cm" svg:height="0.36cm" svg:x="5.20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1.5cm" draw:transform="rotate (0.663050582832646) translate (4.39cm 1.818cm)">
          <text:p/>
          <draw:enhanced-geometry draw:mirror-horizontal="true" draw:glue-point-type="segments" draw:type="mso-spt100" draw:modifiers="-90 90.6106528972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>
          <draw:custom-shape draw:style-name="gr14" draw:text-style-name="P1" draw:layer="layout" svg:width="1cm" svg:height="1cm" svg:x="16.107cm" svg:y="7.6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5.815cm" svg:y="8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997cm 7.4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8" draw:text-style-name="P2" draw:layer="layout" svg:width="6cm" svg:height="6cm" svg:x="9.5cm" svg:y="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5cm" svg:height="5cm" svg:x="10cm" svg:y="5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4cm" svg:height="4cm" svg:x="10.5cm" svg:y="6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3cm" svg:height="3cm" svg:x="11cm" svg:y="6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2cm" svg:height="2cm" svg:x="11.5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1cm" svg:height="1cm" svg:x="12cm" svg:y="7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6" draw:layer="layout" svg:width="2.5cm" svg:height="3.409cm" svg:x="11.247cm" svg:y="8.09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2" draw:layer="layout" svg:x1="12.5cm" svg:y1="8.309cm" svg:x2="11.5cm" svg:y2="11.809cm">
            <text:p/>
          </draw:line>
          <draw:line draw:style-name="gr25" draw:text-style-name="P2" draw:layer="layout" svg:x1="12.5cm" svg:y1="8.309cm" svg:x2="13.5cm" svg:y2="11.809cm">
            <text:p/>
          </draw:line>
          <draw:custom-shape draw:style-name="gr26" draw:text-style-name="P2" draw:layer="layout" svg:width="0.371cm" svg:height="0.359cm" svg:x="11.317cm" svg:y="11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3cm" svg:height="0.359cm" svg:x="11cm" svg:y="12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0.371cm" svg:height="0.359cm" svg:x="13.298cm" svg:y="11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2" draw:layer="layout" svg:x1="12.049cm" svg:y1="9.8cm" svg:x2="13.196cm" svg:y2="10.806cm">
            <text:p/>
          </draw:line>
          <draw:line draw:style-name="gr25" draw:text-style-name="P2" draw:layer="layout" svg:x1="12.931cm" svg:y1="9.8cm" svg:x2="11.784cm" svg:y2="10.806cm">
            <text:p/>
          </draw:line>
        </draw:g>
        <draw:g>
          <draw:custom-shape draw:style-name="gr14" draw:text-style-name="P1" draw:layer="layout" svg:width="1cm" svg:height="1cm" svg:x="15.196cm" svg:y="10.1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4.904cm" svg:y="11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086cm 9.9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5.445cm" svg:y="5.15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5.153cm" svg:y="6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335cm 4.97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7.804cm" svg:y="7.6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7.5cm" svg:y="8.6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7.806cm 7.4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8.715cm" svg:y="10.1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8.411cm" svg:y="11.1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8.717cm 9.9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8.466cm" svg:y="5.19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8.162cm" svg:y="6.1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8.468cm 5.00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1.877cm" svg:y="3.796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1.573cm" svg:y="4.7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1.879cm 3.614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21:00:56.096000000</meta:creation-date>
    <meta:editing-duration>PT4M22S</meta:editing-duration>
    <meta:editing-cycles>6</meta:editing-cycles>
    <meta:generator>LibreOffice/7.0.6.2$Windows_X86_64 LibreOffice_project/144abb84a525d8e30c9dbbefa69cbbf2d8d4ae3b</meta:generator>
    <dc:date>2021-11-19T15:07:27.838000000</dc:date>
    <meta:document-statistic meta:object-count="95"/>
  </office:meta>
</office:document-meta>
</file>